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>
      <style:text-properties fo:font-weight="normal" style:font-weight-asian="normal" fo:font-size="12pt" style:font-size-asian="12pt" style:font-size-complex="12pt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paragraph-properties fo:text-align="center"/>
      <style:text-properties fo:language="en" fo:country="US"/>
    </style:style>
    <style:style style:name="P5" style:parent-style-name="Normal" style:family="paragraph">
      <style:paragraph-properties fo:text-align="center"/>
      <style:text-properties fo:language="en" fo:country="US"/>
    </style:style>
    <style:style style:name="P6" style:parent-style-name="Normal" style:family="paragraph">
      <style:paragraph-properties fo:text-align="center"/>
      <style:text-properties fo:language="en" fo:country="US"/>
    </style:style>
    <style:style style:name="P7" style:parent-style-name="Normal" style:family="paragraph">
      <style:paragraph-properties fo:text-align="center"/>
      <style:text-properties fo:language="en" fo:country="US"/>
    </style:style>
    <style:style style:name="P8" style:parent-style-name="Normal" style:family="paragraph">
      <style:paragraph-properties fo:text-align="center"/>
      <style:text-properties fo:language="en" fo:country="US"/>
    </style:style>
    <style:style style:name="P9" style:parent-style-name="Normal" style:family="paragraph">
      <style:paragraph-properties fo:text-align="center"/>
      <style:text-properties fo:language="en" fo:country="US"/>
    </style:style>
    <style:style style:name="P10" style:parent-style-name="Normal" style:family="paragraph">
      <style:paragraph-properties fo:text-align="center"/>
      <style:text-properties fo:language="en" fo:country="US"/>
    </style:style>
    <style:style style:name="P11" style:parent-style-name="Normal" style:family="paragraph">
      <style:paragraph-properties fo:text-align="center"/>
      <style:text-properties fo:language="en" fo:country="US"/>
    </style:style>
    <style:style style:name="P12" style:parent-style-name="Normal" style:family="paragraph">
      <style:paragraph-properties fo:text-align="center"/>
      <style:text-properties fo:language="en" fo:country="US"/>
    </style:style>
    <style:style style:name="P13" style:parent-style-name="Heading1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Heading2" style:family="paragraph">
      <style:text-properties fo:language="en" fo:country="US"/>
    </style:style>
    <style:style style:name="P21" style:parent-style-name="Heading3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family="paragraph">
      <style:text-properties fo:language="en" fo:country="US"/>
    </style:style>
    <style:style style:name="P24" style:parent-style-name="NoSpacing" style:family="paragraph">
      <style:text-properties fo:language="en" fo:country="US"/>
    </style:style>
    <style:style style:name="P25" style:parent-style-name="ListParagraph" style:family="paragraph"/>
    <style:style style:name="P26" style:parent-style-name="Heading3" style:family="paragraph">
      <style:text-properties fo:language="en" fo:country="US"/>
    </style:style>
    <style:style style:name="P27" style:parent-style-name="ListParagraph" style:family="paragraph">
      <style:text-properties fo:language="en" fo:country="US"/>
    </style:style>
    <style:style style:name="P28" style:parent-style-name="ListParagraph" style:family="paragraph">
      <style:text-properties fo:language="en" fo:country="US"/>
    </style:style>
    <style:style style:name="P29" style:parent-style-name="Heading3" style:family="paragraph">
      <style:text-properties fo:language="en" fo:country="US"/>
    </style:style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Normal" style:family="paragraph">
      <style:text-properties style:font-size-complex="12pt"/>
    </style:style>
  </office:automatic-styles>
  <office:body>
    <office:text text:use-soft-page-breaks="true">
      <text:h text:style-name="P1" text:outline-level="1">Beskrivning:</text:h>
      <text:p text:style-name="Normal"/>
      <text:p text:style-name="Normal">En applikation som tillåter användaren att anpassa olika sömninställningar med sin kalender i telefonen.<text:s/></text:p>
      <text:h text:style-name="Heading2" text:outline-level="2">Vad är sömn?</text:h>
      <text:h text:style-name="P2" text:outline-level="2">Se SleepInfo.odt för mera information.</text:h>
      <text:p text:style-name="P3">Phases:</text:p>
      <text:p text:style-name="P4">-Basic-</text:p>
      <text:p text:style-name="P5"/>
      <text:p text:style-name="P6"><text:s/>(Monophasic)</text:p>
      <text:p text:style-name="P7"><text:s/>(Biphasic)</text:p>
      <text:p text:style-name="P8">(Everyman)</text:p>
      <text:p text:style-name="P9"><text:s/>(Überman)</text:p>
      <text:p text:style-name="P10">(Dymaxion)</text:p>
      <text:p text:style-name="P11"/>
      <text:p text:style-name="P12">-Advanced-</text:p>
      <text:h text:style-name="P13" text:outline-level="1">Stakeholders:</text:h>
      <text:p text:style-name="P14">Programmer</text:p>
      <text:p text:style-name="P15">Maintainer</text:p>
      <text:p text:style-name="P16">User/Sleeper</text:p>
      <text:p text:style-name="P17">Sleep Researcher</text:p>
      <text:p text:style-name="P18">Testers</text:p>
      <text:p text:style-name="P19">Beta-testers</text:p>
      <text:p text:style-name="Normal">Supervisors</text:p>
      <text:h text:style-name="Heading1" text:outline-level="1">Licens:</text:h>
      <text:p text:style-name="Normal">Vi eftersöker en licens som tillåter oss att använda oss av verktyg<text:s/>och frameworks som gör att vi kan ha et relativt grundligt tillvägagångssätt gällande programmering. Vi har tänkt använda oss av Eclipse när vi skriver Java-kod.<text:s/></text:p>
      <text:p text:style-name="Normal">Vi kommer förmodligen att välja copyleft eller non-copyleft.</text:p>
      <text:p text:style-name="Normal">Alternativ: Apache License, GNU<text:s/>License</text:p>
      <text:p text:style-name="Normal">Vi väljer Apache License 2.0</text:p>
      <text:h text:style-name="Heading1" text:outline-level="1">Arkitektur &amp; Design:</text:h>
      <text:p text:style-name="Normal">Vi använder Android MVC mönster för att utveckla sleep app.<text:s/></text:p>
      <text:p text:style-name="Normal">Vi har begränsade programmeringskunskaper i gruppen och använder oss därmed av GUI-byggaren, därav kan<text:s/></text:p>
      <text:p text:style-name="Normal">koden bli mindre professionell, men detta medför att vi hinner<text:s/>bygga mer funktionalitet på den projekttid vi har.</text:p>
      <text:p text:style-name="Normal"/>
      <text:p text:style-name="Normal">Se SystemDesignDocument.odt</text:p>
      <text:h text:style-name="P20" text:outline-level="2"><text:bookmark-start text:name="_GoBack"/><text:bookmark-end text:name="_GoBack"/>Funktioner:</text:h>
      <text:h text:style-name="P21" text:outline-level="3">Grupperade element:</text:h>
      <text:list text:style-name="LFO1" text:continue-numbering="true">
        <text:list-item>
          <text:p text:style-name="P22">Flyttbarhet som grupp</text:p>
        </text:list-item>
        <text:list-item>
          <text:p text:style-name="P23">Flyttbarhet som element</text:p>
        </text:list-item>
        <text:list-item>
          <text:p text:style-name="P24">Drag n drop</text:p>
        </text:list-item>
      </text:list>
      <text:h text:style-name="Heading3" text:outline-level="3">Kompromissa med sömnschemat (Framtiden):</text:h>
      <text:list text:style-name="LFO1" text:continue-numbering="true">
        <text:list-item>
          <text:p text:style-name="P25">Kunna rycka i grupper med vissa varningar</text:p>
        </text:list-item>
      </text:list>
      <text:h text:style-name="P26" text:outline-level="3">Visualisering (Tydlighet):</text:h>
      <text:list text:style-name="LFO1" text:continue-numbering="true">
        <text:list-item>
          <text:p text:style-name="P27">Kalender</text:p>
        </text:list-item>
        <text:list-item>
          <text:p text:style-name="P28">Tidspresentation</text:p>
        </text:list-item>
      </text:list>
      <text:h text:style-name="P29" text:outline-level="3">Kalender (Eventuell framtid):<text:s/></text:h>
      <text:list text:style-name="LFO1" text:continue-numbering="true">
        <text:list-item>
          <text:p text:style-name="P30">Kunna kommunicera med användarens kalender i telefonen <text:s/>(Konflikt/ej konflikt)</text:p>
        </text:list-item>
        <text:list-item>
          <text:p text:style-name="P31">Exportera till separat kalender</text:p>
        </text:list-item>
      </text:list>
      <text:h text:style-name="Heading3" text:outline-level="3">Konflikthanterng:</text:h>
      <text:list text:style-name="LFO1" text:continue-numbering="true">
        <text:list-item>
          <text:p text:style-name="P32">Hantera kollision/konflikt</text:p>
        </text:list-item>
        <text:list-item>
          <text:p text:style-name="P33">Flytta<text:s/>icke-relaterad händelse</text:p>
        </text:list-item>
        <text:list-item>
          <text:p text:style-name="P34">Rucka på sömnschemat (! Inte bra) &gt; Är du säker? &gt; Tänkbar konsekvens &gt; ”Ganges lik” / ”F.u.b.a.r.” &gt; Enter f.u.b.a.r. mode &gt; Flytta gruppering/flytta element/ta bort element</text:p>
        </text:list-item>
      </text:list>
      <text:h text:style-name="Heading3" text:outline-level="3">Alarm:</text:h>
      <text:list text:style-name="LFO1" text:continue-numbering="true">
        <text:list-item>
          <text:p text:style-name="P35">Vibration &gt; Notis ”time to sleep, 15 min” &gt; bekräfta alarm &gt; soft/medium/extreme alarm</text:p>
        </text:list-item>
        <text:list-item>
          <text:p text:style-name="P36">När sömnperioden är slut, väcks användaren. Vakenhet måste bekräftas av användaren.</text:p>
        </text:list-item>
        <text:list-item>
          <text:p text:style-name="P37">När vakenhet bekräftas justeras sömngrupperingar i framtiden + användaren informeras</text:p>
        </text:list-item>
      </text:list>
      <text:h text:style-name="Heading3" text:outline-level="3">Notiser:</text:h>
      <text:list text:style-name="LFO1" text:continue-numbering="true">
        <text:list-item>
          <text:p text:style-name="P38">Sömn krockar med annan aktivitet i kalendern</text:p>
        </text:list-item>
      </text:list>
      <text:h text:style-name="Heading3" text:outline-level="3">Sömninfo (Vad är användaren för en slags sovare):</text:h>
      <text:list text:style-name="LFO1" text:continue-numbering="true">
        <text:list-item>
          <text:p text:style-name="P39">Morgonmänniska</text:p>
        </text:list-item>
        <text:list-item>
          <text:p text:style-name="P40">Kvällsmänniska</text:p>
        </text:list-item>
        <text:list-item>
          <text:p text:style-name="P41">Svårt för att somna</text:p>
        </text:list-item>
        <text:list-item>
          <text:p text:style-name="P42">Lätt för att somna</text:p>
        </text:list-item>
      </text:list>
      <text:h text:style-name="Heading3" text:outline-level="3">”Onramp” (Hur man gör för att implementera):</text:h>
      <text:list text:style-name="LFO1" text:continue-numbering="true">
        <text:list-item>
          <text:p text:style-name="P43">Välj din sömntyp som person (Utifrån klassificeringen)</text:p>
        </text:list-item>
        <text:list-item>
          <text:p text:style-name="P44">Förslag på sömnrytm och vad som är viktigt att tänka på med denna sömntyp</text:p>
        </text:list-item>
      </text:list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NoSpacing" style:display-name="No Spacing" style:family="paragraph">
      <style:paragraph-properties style:punctuation-wrap="hanging" style:text-autospace="ideograph-alpha" style:vertical-align="auto"/>
      <style:text-properties style:font-name="Calibri" style:font-name-asian="Calibri" style:letter-kerning="false" fo:font-size="11pt" style:font-size-asian="11pt" style:font-size-complex="11pt" style:language-asian="en" style:country-asian="US" fo:hyphenate="true"/>
    </style:style>
    <style:style style:name="ListParagraph" style:display-name="List Paragraph" style:family="paragraph" style:parent-style-name="Normal">
      <style:paragraph-properties style:punctuation-wrap="hanging" style:text-autospace="ideograph-alpha" style:vertical-align="auto" fo:margin-bottom="0.1388in" fo:line-height="115%" fo:margin-left="0.5in">
        <style:tab-stops/>
      </style:paragraph-properties>
      <style:text-properties style:font-name="Calibri" style:font-name-asian="Calibri" style:letter-kerning="false" fo:font-size="11pt" style:font-size-asian="11pt" style:font-size-complex="11pt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nes Schygge</meta:initial-creator>
    <dc:creator>Johannes</dc:creator>
    <meta:creation-date>2012-03-28T14:25:00Z</meta:creation-date>
    <dc:date>2012-05-18T08:08:00Z</dc:date>
    <meta:template xlink:href="Normal" xlink:type="simple"/>
    <meta:editing-cycles>13</meta:editing-cycles>
    <meta:editing-duration>PT4260S</meta:editing-duration>
    <meta:document-statistic meta:page-count="1" meta:paragraph-count="4" meta:word-count="341" meta:character-count="2283" meta:row-count="16" meta:non-whitespace-character-count="1946"/>
  </office:meta>
</office:document-meta>
</file>